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ED000002597838F00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.38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mplémentez un modèle de scoring</text:p>
          </draw:text-box>
        </draw:frame>
        <draw:frame presentation:style-name="pr2" draw:text-style-name="P1" draw:layer="layout" svg:width="25.199cm" svg:height="1.389cm" svg:x="1.471cm" svg:y="13.851cm" presentation:class="subtitle" presentation:user-transformed="true">
          <draw:text-box>
            <text:p>GHOUL Nadir<text:tab/><text:tab/><text:tab/><text:tab/><text:tab/><text:tab/><text:tab/> <text:s text:c="2"/>OpenClassrooms</text:p>
          </draw:text-box>
        </draw:frame>
        <draw:frame draw:style-name="gr1" draw:text-style-name="P2" draw:layer="layout" svg:width="21.05cm" svg:height="8.338cm" svg:x="3.08cm" svg:y="3.81cm">
          <draw:image xlink:href="Pictures/10000000000005ED000002597838F0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7T09:28:25.723537827</meta:creation-date>
    <meta:generator>LibreOffice/24.2.7.2$Linux_X86_64 LibreOffice_project/420$Build-2</meta:generator>
    <meta:print-date>2025-08-17T09:28:59.959314129</meta:print-date>
    <meta:printed-by>PDF files</meta:printed-by>
    <dc:date>2025-08-17T09:31:40.851790110</dc:date>
    <meta:editing-duration>PT3M15S</meta:editing-duration>
    <meta:editing-cycles>1</meta:editing-cycles>
    <meta:document-statistic meta:object-count="26"/>
  </office:meta>
</office:document-meta>
</file>